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P2" style:parent-style-name="Normal" style:family="paragraph">
      <style:paragraph-properties fo:text-align="justify"/>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paragraph-properties fo:margin-left="0.0333in">
        <style:tab-stops/>
      </style:paragraph-properties>
    </style:style>
    <style:style style:name="T7" style:parent-style-name="DefaultParagraphFont" style:family="text">
      <style:text-properties fo:font-weight="bold" style:font-weight-asian="bold" style:font-weight-complex="bold"/>
    </style:style>
    <style:style style:name="P8" style:parent-style-name="Normal" style:family="paragraph">
      <style:paragraph-properties fo:margin-left="0.5in">
        <style:tab-stops/>
      </style:paragraph-properties>
    </style:style>
    <style:style style:name="T9" style:parent-style-name="DefaultParagraphFont" style:family="text">
      <style:text-properties fo:font-weight="bold" style:font-weight-asian="bold" style:font-weight-complex="bold"/>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T14" style:parent-style-name="DefaultParagraphFont" style:family="text">
      <style:text-properties fo:font-weight="bold" style:font-weight-asian="bold" style:font-weight-complex="bold"/>
    </style:style>
    <style:style style:name="P15" style:parent-style-name="ListParagraph" style:list-style-name="LFO1" style:family="paragraph"/>
    <style:style style:name="T16" style:parent-style-name="DefaultParagraphFont" style:family="text">
      <style:text-properties fo:font-weight="bold" style:font-weight-asian="bold" style:font-weight-complex="bold"/>
    </style:style>
    <style:style style:name="P17" style:parent-style-name="ListParagraph" style:list-style-name="LFO1"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1" style:family="paragraph"/>
    <style:style style:name="T20" style:parent-style-name="DefaultParagraphFont" style:family="text">
      <style:text-properties fo:font-weight="bold" style:font-weight-asian="bold" style:font-weight-complex="bold"/>
    </style:style>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office:automatic-styles>
  <office:body>
    <office:text text:use-soft-page-breaks="true">
      <text:h text:style-name="P1" text:outline-level="2">Personal Statement:</text:h>
      <text:p text:style-name="P2">I have always had a great passion for games and the art and engineering behind them. Growing up I taught myself skills like Photoshop and Premiere Pro, being in the creative direction that I found so fascinating. As soon as the opportunity to study computer science (and later game development) appeared I jumped in. Dedicating my free time to self-studying computer science and game dev, from learning Git to building assets and games. My dream is to do this professionally and see the contributions of my work shared with the world.</text:p>
      <text:h text:style-name="Heading2" text:outline-level="2">Skills:</text:h>
      <text:list text:style-name="LFO1" text:continue-numbering="true">
        <text:list-item>
          <text:p text:style-name="P3">C++, C#, SQL, JavaScript, Python, Windows API, SFML, DirectX, Low Level PS5.</text:p>
        </text:list-item>
        <text:list-item>
          <text:p text:style-name="P4">Visual Studio, Unity, Unreal Engine, Git, Excel, Premiere Pro, Photoshop.</text:p>
        </text:list-item>
        <text:list-item>
          <text:p text:style-name="P5">Basic Italian and French.</text:p>
        </text:list-item>
      </text:list>
      <text:h text:style-name="Heading2" text:outline-level="2">Education:</text:h>
      <text:p text:style-name="P6"><text:span text:style-name="T7">(01/09/21 – 01/09/24)</text:span><text:s/>BSC (Honours) Computer Science for Games – First Class Honours<text:s/></text:p>
      <text:p text:style-name="P8">Advance Game Console Project<text:tab/><text:tab/><text:line-break/>Machine Learning Algorithms &amp; Heuristics<text:line-break/>Advance Game Console Techniques<text:tab/><text:tab/><text:line-break/>Development Project (Accessibility)</text:p>
      <text:p text:style-name="Normal"><text:span text:style-name="T9">(01/09/18 – 01/07/20)</text:span><text:s/>A Levels:</text:p>
      <text:p text:style-name="Normal"><text:s/><text:tab/>Computer Science [B]<text:line-break/><text:s/><text:tab/>Core Maths [B]<text:line-break/><text:s/><text:tab/>Business [B]<text:line-break/><text:s/><text:tab/>Finance [B]</text:p>
      <text:h text:style-name="Heading2" text:outline-level="2">Achievements:</text:h>
      <text:list text:style-name="LFO1" text:continue-numbering="true">
        <text:list-item>
          <text:p text:style-name="P10">First Class Honours for my degree.</text:p>
        </text:list-item>
        <text:list-item>
          <text:p text:style-name="P11">Nominated for TIGA awards: Graduate of the year for best Game Tech.</text:p>
        </text:list-item>
        <text:list-item>
          <text:p text:style-name="P12">Won two awards for game level design and game tech at the Game Republic Student Showcase.</text:p>
        </text:list-item>
      </text:list>
      <text:h text:style-name="Heading2" text:outline-level="2">Work Experience:</text:h>
      <text:p text:style-name="Normal">Aurelio AI</text:p>
      <text:list text:style-name="LFO1" text:continue-numbering="true">
        <text:list-item>
          <text:p text:style-name="P13"><text:span text:style-name="T14">(01/06/23 – 01/08/23)</text:span><text:s/>Summer Internship AI Developer</text:p>
        </text:list-item>
      </text:list>
      <text:p text:style-name="Normal">Vodka Revolutions Cocktail Bar</text:p>
      <text:list text:style-name="LFO1" text:continue-numbering="true">
        <text:list-item>
          <text:p text:style-name="P15"><text:span text:style-name="T16">(07/06/22 – 29/06/24)</text:span><text:s/>Bar Supervisor</text:p>
        </text:list-item>
        <text:list-item>
          <text:p text:style-name="P17"><text:span text:style-name="T18">(10/08/21 – 07/06/22)</text:span><text:s/>Bartender</text:p>
        </text:list-item>
        <text:list-item>
          <text:p text:style-name="P19"><text:span text:style-name="T20">(07/06/21 – 10/08/21)</text:span><text:s/>Support member</text:p>
        </text:list-item>
      </text:list>
      <text:p text:style-name="Normal"/>
      <text:p text:style-name="Normal"/>
      <text:soft-page-break/>
      <text:h text:style-name="Heading2" text:outline-level="2">Hobbies &amp; Interests:</text:h>
      <text:list text:style-name="LFO1" text:continue-numbering="true">
        <text:list-item>
          <text:p text:style-name="P21">Gaming</text:p>
        </text:list-item>
        <text:list-item>
          <text:p text:style-name="P22">Stock Trading</text:p>
        </text:list-item>
        <text:list-item>
          <text:p text:style-name="P23">Sports</text:p>
        </text:list-item>
      </text:list>
      <text:h text:style-name="Heading2" text:outline-level="2">Referees, available on request:</text:h>
      <text:list text:style-name="LFO1" text:continue-numbering="true">
        <text:list-item>
          <text:p text:style-name="P24">James Briggs (CEO &amp; Founder of Aurellio AI)</text:p>
        </text:list-item>
        <text:list-item>
          <text:p text:style-name="P25">Luke Melville (University Lecturer)</text:p>
        </text:list-item>
        <text:list-item>
          <text:p text:style-name="P26">Gilbert Fiddlemore (Head of A-levels &amp; finance teacher)</text:p>
        </text:list-item>
        <text:list-item>
          <text:p text:style-name="P27">Louie Salmons (Manager of Revolutions Sheffiel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leReference" style:display-name="Subtle Reference" style:family="text" style:parent-style-name="DefaultParagraphFont">
      <style:text-properties fo:font-variant="small-caps" fo:color="#5A5A5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span text:style-name="SubtleReference">Joshua Briggs</text:span><text:span text:style-name="SubtleReference"><text:tab/>Joshua.Briggs0001@gmail.com</text:span><text:span text:style-name="SubtleReference"><text:tab/>07847 241257</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iggs, Joshua (Student)</meta:initial-creator>
    <dc:creator>Joshua Briggs</dc:creator>
    <meta:creation-date>2024-06-10T11:19:00Z</meta:creation-date>
    <dc:date>2024-06-10T12:02:00Z</dc:date>
    <meta:print-date>2024-06-10T11:56:00Z</meta:print-date>
    <meta:template xlink:href="Normal.dotm" xlink:type="simple"/>
    <meta:editing-cycles>2</meta:editing-cycles>
    <meta:editing-duration>PT2580S</meta:editing-duration>
    <meta:document-statistic meta:page-count="2" meta:paragraph-count="3" meta:word-count="264" meta:character-count="1770" meta:row-count="12" meta:non-whitespace-character-count="1509"/>
  </office:meta>
</office:document-meta>
</file>